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paragraph-properties fo:margin-left="0.7917in" fo:margin-right="0in" fo:text-indent="0in" style:auto-text-indent="false"/>
    </style:style>
    <style:style style:name="P3" style:family="paragraph" style:parent-style-name="Text_20_body">
      <style:paragraph-properties fo:margin-left="0.7917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7917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Text_20_body">
      <style:paragraph-properties fo:margin-left="0in" fo:margin-right="0in" fo:text-indent="0.4898in" style:auto-text-indent="false"/>
    </style:style>
    <style:style style:name="P7" style:family="paragraph" style:parent-style-name="Text_20_body">
      <style:paragraph-properties fo:margin-left="0.5102in" fo:margin-right="0in" fo:text-indent="0in" style:auto-text-indent="false"/>
    </style:style>
    <style:style style:name="P8" style:family="paragraph" style:parent-style-name="Standard">
      <style:paragraph-properties fo:margin-left="0.5102in" fo:margin-right="0in" fo:text-indent="0in" style:auto-text-indent="false"/>
    </style:style>
    <style:style style:name="P9" style:family="paragraph" style:parent-style-name="Standard">
      <style:paragraph-properties fo:margin-left="0.4898in" fo:margin-right="0in" fo:text-indent="0in" style:auto-text-indent="false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102in" style:auto-text-indent="false"/>
    </style:style>
    <style:style style:name="P17" style:family="paragraph" style:parent-style-name="Standard">
      <style:paragraph-properties fo:margin-left="0.5in" fo:margin-right="0in" fo:text-indent="0.0102in" style:auto-text-indent="false"/>
    </style:style>
    <style:style style:name="P18" style:family="paragraph" style:parent-style-name="Standard">
      <style:paragraph-properties fo:margin-left="0.4791in" fo:margin-right="0in" fo:text-indent="0.0102in" style:auto-text-indent="false"/>
    </style:style>
    <style:style style:name="P19" style:family="paragraph" style:parent-style-name="Standard">
      <style:paragraph-properties fo:margin-left="0.4898in" fo:margin-right="0in" fo:text-indent="0.0102in" style:auto-text-indent="false"/>
    </style:style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Text_20_body">
      <style:paragraph-properties fo:margin-left="0.7602in" fo:margin-right="0in" fo:text-indent="-0.2709in" style:auto-text-indent="false">
        <style:tab-stops/>
      </style:paragraph-properties>
    </style:style>
    <style:style style:name="P24" style:family="paragraph" style:parent-style-name="Text_20_body" style:list-style-name="L1">
      <style:paragraph-properties fo:margin-left="0.7602in" fo:margin-right="0in" fo:text-indent="-0.2709in" style:auto-text-indent="false">
        <style:tab-stops/>
      </style:paragraph-properties>
    </style:style>
    <style:style style:name="P25" style:family="paragraph" style:parent-style-name="Text_20_body">
      <style:paragraph-properties fo:margin-left="0.5102in" fo:margin-right="0in" fo:text-indent="0in" style:auto-text-indent="false"/>
    </style:style>
    <style:style style:name="P26" style:family="paragraph" style:parent-style-name="Text_20_body">
      <style:paragraph-properties fo:margin-left="0.5102in" fo:margin-right="0in" fo:text-indent="0in" style:auto-text-indent="false">
        <style:tab-stops/>
      </style:paragraph-properties>
    </style:style>
    <style:style style:name="P27" style:family="paragraph" style:parent-style-name="Text_20_body">
      <style:paragraph-properties fo:margin-left="0.5in" fo:margin-right="0in" fo:text-indent="0in" style:auto-text-indent="false"/>
    </style:style>
    <style:style style:name="P28" style:family="paragraph" style:parent-style-name="Text_20_body">
      <style:paragraph-properties fo:margin-left="0.5in" fo:margin-right="0in" fo:text-indent="0in" style:auto-text-indent="false">
        <style:tab-stops/>
      </style:paragraph-properties>
    </style:style>
    <style:style style:name="P29" style:family="paragraph" style:parent-style-name="Text_20_body">
      <style:paragraph-properties fo:margin-left="0.7917in" fo:margin-right="0in" fo:text-indent="0in" style:auto-text-indent="false"/>
    </style:style>
    <style:style style:name="P30" style:family="paragraph" style:parent-style-name="Text_20_body">
      <style:paragraph-properties fo:margin-left="0.7917in" fo:margin-right="0in" fo:text-indent="0in" style:auto-text-indent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left="0.7917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left="0.4583in" fo:margin-right="0in" fo:text-indent="0in" style:auto-text-indent="false"/>
    </style:style>
    <style:style style:name="P33" style:family="paragraph" style:parent-style-name="Heading_20_1" style:list-style-name="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201: Problem Solving &amp; Programming II</text:p>
      <text:p text:style-name="P13">Summer 2013</text:p>
      <text:p text:style-name="P12">Last updated 2013-05-17</text:p>
      <text:p text:style-name="P14">Class Webpage: <text:a xlink:type="simple" xlink:href="https://github.com/Moosader/Problem-Solving-and-Programming-II">https://github.com/Moosader/Problem-Solving-and-Programming-II</text:a></text:p>
      <text:h text:style-name="Heading_20_2" text:outline-level="2"/>
      <text:h text:style-name="Heading_20_1" text:outline-level="1">The Class</text:h>
      <text:p text:style-name="P6">CS201R</text:p>
      <text:p text:style-name="P6">Class Time: <text:tab/>Tuesday/Thursdays 1:00 pm – 3:45 pm</text:p>
      <text:p text:style-name="P6">Building: <text:tab/>Flarsheim 302</text:p>
      <text:p text:style-name="P6">Office Hours:<text:tab/>TBD</text:p>
      <text:h text:style-name="Heading_20_1" text:outline-level="1">The Instructor</text:h>
      <text:p text:style-name="P15">Rachel J. Morris, Adjunct Instructor</text:p>
      <text:p text:style-name="P15">Email is preferred means of communication: rjmfff@umkc.edu</text:p>
      <text:p text:style-name="P17">My interests: programming, game, web, and software development, best practices, open source, math, education, video games, piano, drawing, and spoken languages.</text:p>
      <text:h text:style-name="Heading_20_1" text:outline-level="1">The Textbook</text:h>
      <text:p text:style-name="P5">Textbook: Absolute C++ 5th Edition by Walter Savitch</text:p>
      <text:h text:style-name="Heading_20_1" text:outline-level="1">The Tools</text:h>
      <text:list xml:id="list1380071965" text:style-name="L3">
        <text:list-item>
          <text:p text:style-name="P21">In this class, we will be using the C++ programming language. It is up to you what IDE to use (Visual Studio, Code::Blocks, etc. we will go over it in-class).</text:p>
        </text:list-item>
        <text:list-item>
          <text:p text:style-name="P21">We will also be using GitHub (&amp; the GitHub for Windows client) to store assignments; you will not be turning them in via Blackboard.</text:p>
        </text:list-item>
        <text:list-item>
          <text:p text:style-name="P21">I write my documents in this class with LibreOffice, so you need something that opens .odt files. MS Office, OpenOffice, and LibreOffice will work.</text:p>
        </text:list-item>
      </text:list>
      <text:h text:style-name="Heading_20_1" text:outline-level="1">Course Description</text:h>
      <text:p text:style-name="P11">Problem solving and programming using classes and objects. Algorithm efficiency, abstract data types, searching and sorting, templates, pointers, linked lists, stacks and queues implemented in C++. Prerequisites: COMP-SCI 101, COMP-SCI 191. (Must be passed with a C or higher). Concurrent enrollment in Comp-Sci 201L required.</text:p>
      <text:h text:style-name="Heading_20_2" text:outline-level="2">Objectives</text:h>
      <text:list xml:id="list1911369757" text:style-name="L1">
        <text:list-item>
          <text:p text:style-name="P24">Object oriented design &amp; implementation with classes and functions.</text:p>
        </text:list-item>
        <text:list-item>
          <text:p text:style-name="P24">Utilize pointers &amp; references for dynamic arrays, passing data by reference, and polymorphism.</text:p>
        </text:list-item>
        <text:list-item>
          <text:p text:style-name="P24"><text:soft-page-break/>Design &amp; implement a recursive solution.</text:p>
        </text:list-item>
        <text:list-item>
          <text:p text:style-name="P24">Create common data-structures, such as linked lists, stacks, &amp; queues.</text:p>
        </text:list-item>
        <text:list-item>
          <text:p text:style-name="P24">Write reusable generic code using templates.</text:p>
        </text:list-item>
        <text:list-item>
          <text:p text:style-name="P24">Analyze function efficiency with big-O notation.</text:p>
        </text:list-item>
      </text:list>
      <text:p text:style-name="P23"/>
      <text:h text:style-name="Heading_20_2" text:outline-level="2">Preparation &amp; Organization</text:h>
      <text:p text:style-name="P10">I know it's hard to start on an assignment the day-of, but starting early will help a lot. At the very least, write down a “to-do list” the day an assignment is assigned in class and get some momentum built.</text:p>
      <text:p text:style-name="P10">Organization is important in college and elseware! <text:s/>If you don't already, utilize <text:span text:style-name="T1">Google Calendar</text:span><text:span text:style-name="T2"> or similar services online to store assignments &amp; events (and have it text/email you when something is coming up!)</text:span></text:p>
      <text:p text:style-name="P28"><text:span text:style-name="T2">Other organization tools are </text:span><text:span text:style-name="T1">Trello.com </text:span><text:span text:style-name="T2">for project management</text:span><text:span text:style-name="T1"> </text:span><text:span text:style-name="T2">and </text:span><text:span text:style-name="T1">Evernote.com </text:span><text:span text:style-name="T2">for general life organization.</text:span></text:p>
      <text:p text:style-name="P28"><text:span text:style-name="T2"/></text:p>
      <text:h text:style-name="Heading_20_2" text:outline-level="2">Question Policy</text:h>
      <text:p text:style-name="P7">Feel free to ask questions any time. I don't care if it's week-8 of the class and you have a question from week-1. The exact date you learn a concept isn't important to me, it's making sure that you have a solid foundation. </text:p>
      <text:p text:style-name="P7">I know what it's like to not understand something, but never get around to asking, and then not wanting others to realize you're behind. Don't let that stop you!</text:p>
      <text:p text:style-name="P7">Also, email or IM is my preferred means of communication: rjmfff@umkc.edu</text:p>
      <text:p text:style-name="P7"/>
      <text:p text:style-name="P26"><text:span text:style-name="T2">When emailing, please put “CS201” somewhere in the subject for the most immediate response.</text:span></text:p>
      <text:h text:style-name="Heading_20_1" text:outline-level="1">Grading</text:h>
      <text:p text:style-name="P16">Your grade will be based on your weekly programming assignments, weekly quizzes, a midterm exam and final exam.</text:p>
      <text:p text:style-name="P16">Exams:<text:tab/><text:tab/>100 points each<text:tab/>2 Exams</text:p>
      <text:p text:style-name="P16">Assignments:<text:tab/><text:tab/>80 points each<text:tab/><text:tab/>8 Assignments</text:p>
      <text:p text:style-name="P16">Quizzes:<text:tab/><text:tab/>10 points each<text:tab/><text:tab/>8 Quizzes</text:p>
      <text:p text:style-name="P16">Extra Credit:<text:tab/><text:tab/>5 points each<text:tab/><text:tab/>8 Extra Credit assignments</text:p>
      <text:p text:style-name="P16"/>
      <text:p text:style-name="P16">I'm not putting exact percentages on these because we might have to drop a quiz or assignment due to time. Your score is the sum of points divided by total points available.</text:p>
      <text:h text:style-name="Heading_20_1" text:outline-level="1">The Assignments</text:h>
      <text:p text:style-name="P16">Assigned: Thursday<text:tab/><text:tab/><text:tab/><text:tab/><text:tab/>Due: Following Thursday</text:p>
      <text:p text:style-name="P16"/>
      <text:p text:style-name="P18">There will be weekly assignments in this class. They're due on a Thursday so you have a weekend plus one class period to work on the assignment and figure out if you need help. Don't <text:soft-page-break/>start assignments the day of!</text:p>
      <text:h text:style-name="Heading_20_2" text:outline-level="2"/>
      <text:h text:style-name="Heading_20_2" text:outline-level="2">Late Work</text:h>
      <text:p text:style-name="P8">Late work will not be accepted. If you're running behind and the program is due, get something up and running with working functionality and turn that in for partial credit.</text:p>
      <text:h text:style-name="Heading_20_2" text:outline-level="2"/>
      <text:h text:style-name="Heading_20_2" text:outline-level="2">Pretty Programs</text:h>
      <text:p text:style-name="P18">You don't need to heavily comment your programs so long as your work is “self-documented code”; this means that you have very clearly named variables, functions, classes, etc. <text:s/>It might help to start by writing comments to segment your program into steps, however, and keep you organized/focused. (You won't get docked for having too many comments, and if your program is easy to read &amp; follow the flow you won't get docked for too few comments). </text:p>
      <text:p text:style-name="P19">Programs in the real world don't shove all of the program logic in <text:span text:style-name="T1">main()</text:span><text:span text:style-name="T2">. Please try to design </text:span><text:span text:style-name="T2">your programs to utilize classes and functions to keep your programs </text:span><text:span text:style-name="T1">modular</text:span><text:span text:style-name="T2">.</text:span></text:p>
      <text:p text:style-name="Standard"/>
      <text:h text:style-name="Heading_20_2" text:outline-level="2">Your Work</text:h>
      <text:p text:style-name="P9">Assignments are individual-effort. You can brainstorm with other students and help them work through problems in their programs (help them think through it – don't just give them the “correct” code), but everyone should have their own unique assignment programs.</text:p>
      <text:h text:style-name="P33" text:outline-level="1">Quizzes</text:h>
      <text:p text:style-name="P32">Homework is handed out on Tuesdays. On Thursdays at the beginning of class, we will have a short quiz, and the questions will come straight off the homework. You do not need to turn in the homework.</text:p>
      <text:h text:style-name="Heading_20_1" text:outline-level="1">Academic Honesty</text:h>
      <text:p text:style-name="P15">It should be pretty obvious what cheating, plagiarism, and sabotage entails, but if you need clarification on if something isn't allowed, please ask.</text:p>
      <text:h text:style-name="Heading_20_1" text:outline-level="1">UMKC Resources</text:h>
      <text:p text:style-name="P15">You can view the student handbook at <text:line-break/><text:tab/><text:a xlink:type="simple" xlink:href="http://www.umkc.edu/stu-aff/student-handbook-home.asp">http://www.umkc.edu/stu-aff/student-handbook-home.as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4in" fo:margin-right="0in" fo:margin-top="0in" fo:margin-bottom="0in" fo:text-indent="-0.1772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.0102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</table:table-cell>
            <table:table-cell table:style-name="Table1.A1" office:value-type="string">
              <text:p text:style-name="MP1">Page <text:page-number text:select-page="current">1</text:page-number> of <text:page-count>3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2:29:51</meta:creation-date>
    <dc:date>2013-07-17T11:50:40</dc:date>
    <meta:editing-duration>PT2H6M49S</meta:editing-duration>
    <meta:editing-cycles>121</meta:editing-cycles>
    <meta:generator>LibreOffice/3.5$Linux_X86_64 LibreOffice_project/350m1$Build-2</meta:generator>
    <meta:document-statistic meta:table-count="1" meta:image-count="0" meta:object-count="0" meta:page-count="3" meta:paragraph-count="62" meta:word-count="844" meta:character-count="5221" meta:non-whitespace-character-count="4429"/>
  </office:meta>
</office:document-meta>
</file>